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2">
      <style:paragraph-properties fo:text-align="justify" style:justify-single-word="false"/>
      <style:text-properties officeooo:paragraph-rsid="00068955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4b358" officeooo:paragraph-rsid="0004b358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04b358" officeooo:paragraph-rsid="0004b358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68955" officeooo:paragraph-rsid="00068955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normal" officeooo:rsid="00068955" officeooo:paragraph-rsid="00068955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officeooo:rsid="00068955" officeooo:paragraph-rsid="00068955"/>
    </style:style>
    <style:style style:name="P8" style:family="paragraph" style:parent-style-name="Standard">
      <style:paragraph-properties fo:text-align="justify" style:justify-single-word="false"/>
      <style:text-properties officeooo:rsid="00068955" officeooo:paragraph-rsid="00068955"/>
    </style:style>
    <style:style style:name="P9" style:family="paragraph" style:parent-style-name="Standard" style:list-style-name="L4">
      <style:paragraph-properties fo:text-align="justify" style:justify-single-word="false"/>
      <style:text-properties officeooo:rsid="00068955" officeooo:paragraph-rsid="00068955"/>
    </style:style>
    <style:style style:name="P10" style:family="paragraph" style:parent-style-name="Standard">
      <style:paragraph-properties fo:text-align="justify" style:justify-single-word="false"/>
      <style:text-properties officeooo:rsid="00068955" officeooo:paragraph-rsid="000a32db"/>
    </style:style>
    <style:style style:name="P11" style:family="paragraph" style:parent-style-name="Standard">
      <style:paragraph-properties fo:text-align="justify" style:justify-single-word="false"/>
      <style:text-properties officeooo:rsid="0007b13d" officeooo:paragraph-rsid="0007b13d"/>
    </style:style>
    <style:style style:name="P12" style:family="paragraph" style:parent-style-name="Standard">
      <style:paragraph-properties fo:text-align="justify" style:justify-single-word="false"/>
      <style:text-properties officeooo:rsid="00086fa3" officeooo:paragraph-rsid="00086fa3"/>
    </style:style>
    <style:style style:name="P13" style:family="paragraph" style:parent-style-name="Standard">
      <style:paragraph-properties fo:text-align="justify" style:justify-single-word="false"/>
      <style:text-properties officeooo:rsid="000a32db" officeooo:paragraph-rsid="000a32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b358" style:font-weight-asian="bold" style:font-weight-complex="bold"/>
    </style:style>
    <style:style style:name="T3" style:family="text">
      <style:text-properties fo:font-weight="bold" officeooo:rsid="0006895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895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2">App for a School</text:span></text:p>
      <text:p text:style-name="P3"/>
      <text:p text:style-name="P3">This app can have many functionalities, however I have considered only the Register Teacher /Register Student ,Uplaod Homework/Check Homework ,Upload Event/ Check Event and Attend Event features.</text:p>
      <text:p text:style-name="P3"/>
      <text:p text:style-name="P3">We have</text:p>
      <text:list xml:id="list5727520436002589477" text:style-name="L1">
        <text:list-item>
          <text:p text:style-name="P4">School Admin</text:p>
        </text:list-item>
        <text:list-item>
          <text:p text:style-name="P4">Teacher</text:p>
        </text:list-item>
        <text:list-item>
          <text:p text:style-name="P4">Student</text:p>
        </text:list-item>
      </text:list>
      <text:p text:style-name="P5"/>
      <text:list xml:id="list4046180039356802788" text:style-name="L2">
        <text:list-item>
          <text:p text:style-name="P6">School Admin opens the app and <text:s/>clicks on the <text:span text:style-name="T1">ViewRegistrationButton </text:span>, from here he is redirected to Registrations Page if there is new <text:s/>registration for teacher or student he have to click on <text:span text:style-name="T1">ViewDeatilsButton </text:span>from here he is redirected to ViewDetailsPage.</text:p>
        </text:list-item>
        <text:list-item>
          <text:p text:style-name="P2"><text:span text:style-name="T5">Teacher Opens the app, if he is a new teacher then he clicks on the </text:span><text:span text:style-name="T3">RegisterTeacherButton </text:span><text:span text:style-name="T5">from here he is redirected to TeacherRegistrationPage , here he have to provide all his details like</text:span></text:p>
        </text:list-item>
      </text:list>
      <text:list xml:id="list3087976868853474392" text:style-name="L3">
        <text:list-item>
          <text:p text:style-name="P7"><text:span text:style-name="T4">UniqueTeacherId</text:span></text:p>
        </text:list-item>
        <text:list-item>
          <text:p text:style-name="P7"><text:span text:style-name="T4">Name</text:span></text:p>
        </text:list-item>
        <text:list-item>
          <text:p text:style-name="P7"><text:span text:style-name="T4">Address</text:span></text:p>
        </text:list-item>
        <text:list-item>
          <text:p text:style-name="P7"><text:span text:style-name="T4">MobileNumber</text:span></text:p>
        </text:list-item>
        <text:list-item>
          <text:p text:style-name="P7"><text:span text:style-name="T4">EmailId</text:span></text:p>
        </text:list-item>
      </text:list>
      <text:list xml:id="list131817397794390" text:continue-list="list4046180039356802788" text:style-name="L2">
        <text:list-item>
          <text:p text:style-name="P2"><text:span text:style-name="T5">Student Opens the app, if he is a new student then he clicks on the </text:span><text:span text:style-name="T3">RegisterStudentButton </text:span><text:span text:style-name="T5">from here he is redirected to StudentRegistrationPage , here he have to provide all his details like</text:span></text:p>
        </text:list-item>
      </text:list>
      <text:list xml:id="list1211242652620540115" text:style-name="L4">
        <text:list-item>
          <text:p text:style-name="P9"><text:span text:style-name="T4">UniqueGRNumber</text:span></text:p>
        </text:list-item>
        <text:list-item>
          <text:p text:style-name="P9"><text:span text:style-name="T4">Name</text:span></text:p>
        </text:list-item>
        <text:list-item>
          <text:p text:style-name="P9"><text:span text:style-name="T4">Address</text:span></text:p>
        </text:list-item>
        <text:list-item>
          <text:p text:style-name="P9"><text:span text:style-name="T4">MobileNumber of Parents</text:span></text:p>
        </text:list-item>
        <text:list-item>
          <text:p text:style-name="P9"><text:span text:style-name="T4">EmailId of Parents</text:span></text:p>
        </text:list-item>
      </text:list>
      <text:p text:style-name="P8"/>
      <text:p text:style-name="P11"><text:span text:style-name="T4">If all deatils provided by teacher/Student are correct and valid then the Registration is accepted by the School admin else they will have to insert the details again.</text:span></text:p>
      <text:p text:style-name="P11"/>
      <text:p text:style-name="P12"><text:span text:style-name="T4">If SchoolAdmin finds no new registration then he can upload a event(It can be any thing like arranging assembly,about sports events,etc)</text:span></text:p>
      <text:p text:style-name="P12"/>
      <text:p text:style-name="P13"><text:span text:style-name="T4">If teacher is not new then he can upload homework and check if there is any event and will attend that event</text:span></text:p>
      <text:p text:style-name="P8"/>
      <text:p text:style-name="P13"><text:span text:style-name="T4">If student is not new then he can check homework and check if there is any event and will attend that event.</text:span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52:29.562983280</meta:creation-date>
    <dc:date>2017-11-24T13:18:16.759045444</dc:date>
    <meta:editing-duration>PT18M5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67" meta:character-count="1541" meta:non-whitespace-character-count="1310"/>
  </office:meta>
</office:document-meta>
</file>